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150c" officeooo:paragraph-rsid="0009150c"/>
    </style:style>
    <style:style style:name="P2" style:family="paragraph" style:parent-style-name="Standard">
      <style:text-properties officeooo:rsid="0009975b" officeooo:paragraph-rsid="0009975b"/>
    </style:style>
    <style:style style:name="P3" style:family="paragraph" style:parent-style-name="Standard" style:list-style-name="L1">
      <style:text-properties officeooo:rsid="0009975b" officeooo:paragraph-rsid="0009975b"/>
    </style:style>
    <style:style style:name="P4" style:family="paragraph" style:parent-style-name="Standard" style:list-style-name="L2">
      <style:text-properties officeooo:rsid="0009975b" officeooo:paragraph-rsid="0009975b"/>
    </style:style>
    <style:style style:name="P5" style:family="paragraph" style:parent-style-name="Standard">
      <style:text-properties officeooo:rsid="000a34a4" officeooo:paragraph-rsid="000a34a4"/>
    </style:style>
    <style:style style:name="T1" style:family="text">
      <style:text-properties officeooo:rsid="000a34a4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commands</text:p>
      <text:p text:style-name="P1"/>
      <text:p text:style-name="P1">pwd = print working directory</text:p>
      <text:p text:style-name="P1"/>
      <text:p text:style-name="P1">/ = / is root directory</text:p>
      <text:p text:style-name="P1"/>
      <text:p text:style-name="P1">ls = list</text:p>
      <text:p text:style-name="P1"/>
      <text:p text:style-name="P1">ls -l = list in long format (in detailed manner)</text:p>
      <text:p text:style-name="P1"/>
      <text:p text:style-name="P2">ls -a = list of all files and folder (hidden files and folder)</text:p>
      <text:p text:style-name="P2"/>
      <text:p text:style-name="P2"><text:span text:style-name="T1">P</text:span>ermission are given in format of = trwxrwxrwx</text:p>
      <text:p text:style-name="P2"/>
      <text:p text:style-name="P2">first character is the type of entry</text:p>
      <text:list xml:id="list857928971" text:style-name="L1">
        <text:list-item>
          <text:p text:style-name="P3">- for file</text:p>
        </text:list-item>
        <text:list-item>
          <text:p text:style-name="P3">d for directory</text:p>
        </text:list-item>
        <text:list-item>
          <text:p text:style-name="P3">l for a symbolic link</text:p>
        </text:list-item>
      </text:list>
      <text:p text:style-name="P2"/>
      <text:p text:style-name="P2">next three groups list the permissions for the owner, the owners group, and all users</text:p>
      <text:list xml:id="list2581925089" text:style-name="L2">
        <text:list-item>
          <text:p text:style-name="P4">r assigns read permission</text:p>
        </text:list-item>
        <text:list-item>
          <text:p text:style-name="P4">w assigns write permission</text:p>
        </text:list-item>
        <text:list-item>
          <text:p text:style-name="P4">x assigns execute permission</text:p>
        </text:list-item>
        <text:list-item>
          <text:p text:style-name="P4">– in any position denies that permission</text:p>
        </text:list-item>
      </text:list>
      <text:p text:style-name="P2"/>
      <text:p text:style-name="P5">Binary Permissions</text:p>
      <text:p text:style-name="P5"/>
      <text:p text:style-name="P5">4 for read, 2 for write, 1 for execute</text:p>
      <text:p text:style-name="P5"/>
      <text:p text:style-name="P5">rwx = 7, rw- = 6, r-x = 5</text:p>
      <text:p text:style-name="P5"/>
      <text:p text:style-name="P5">chmod = change mod (chmod 644 test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4:27:31.481595725</meta:creation-date>
    <dc:date>2019-12-23T04:59:27.167268603</dc:date>
    <meta:editing-duration>PT54S</meta:editing-duration>
    <meta:editing-cycles>1</meta:editing-cycles>
    <meta:document-statistic meta:table-count="0" meta:image-count="0" meta:object-count="0" meta:page-count="1" meta:paragraph-count="20" meta:word-count="132" meta:character-count="641" meta:non-whitespace-character-count="534"/>
    <meta:generator>LibreOffice/6.0.7.3$Linux_X86_64 LibreOffice_project/00m0$Build-3</meta:generator>
  </office:meta>
</office:document-meta>
</file>